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545cm" fo:min-width="1.303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333333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333333" draw:fill="none" draw:fill-color="#ffffff" fo:min-height="1.096cm"/>
    </style:style>
    <style:style style:name="gr4" style:family="graphic" style:parent-style-name="standard">
      <style:graphic-properties draw:stroke="none" svg:stroke-color="#333333" draw:fill="none" draw:fill-color="#ffffff" fo:min-height="1.501cm"/>
    </style:style>
    <style:style style:name="gr5" style:family="graphic" style:parent-style-name="standard">
      <style:graphic-properties draw:stroke="none" svg:stroke-color="#333333" draw:fill="none" draw:fill-color="#ffffff" fo:min-height="1.089cm"/>
    </style:style>
    <style:style style:name="gr6" style:family="graphic" style:parent-style-name="objectwithoutfill">
      <style:graphic-properties draw:stroke="dash" draw:stroke-dash="Fine_20_Dashed" svg:stroke-width="0.102cm" svg:stroke-color="#333333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draw:stroke-dash="Fine_20_Dashed" svg:stroke-width="0.102cm" svg:stroke-color="#333333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position="0% 100%" style:font-name="Fira Sans Book1" fo:font-size="24pt" fo:font-style="italic" style:text-underline-style="none" fo:font-weight="350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position="0% 100%" fo:font-style="italic" style:text-underline-style="none" style:font-style-asian="italic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loext:graphic-properties draw:fill="none"/>
      <style:paragraph-properties fo:text-align="center"/>
      <style:text-properties style:text-position="0% 100%" style:font-name="Fira Sans Book1" fo:font-size="24pt" fo:font-style="normal" style:text-underline-style="none" fo:font-weight="350" style:font-size-asian="18pt" style:font-style-asian="normal" style:font-size-complex="18pt" style:font-style-complex="normal"/>
    </style:style>
    <style:style style:name="T1" style:family="text">
      <style:text-properties style:text-position="0% 100%" style:font-name="Fira Sans Book1" fo:font-size="24pt" fo:font-style="italic" style:text-underline-style="none" fo:font-weight="350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 Book1" fo:font-size="24pt" fo:font-style="italic" style:text-underline-style="none" fo:font-weight="350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 Book1" fo:font-size="24pt" fo:font-style="normal" style:text-underline-style="none" fo:font-weight="350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897cm" svg:x="4.776cm" svg:y="0.76cm">
          <text:p text:style-name="P1"><text:span text:style-name="T1">a</text:span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.747cm" svg:y1="1.699cm" svg:x2="4.776cm" svg:y2="1.708cm" draw:end-shape="id1" draw:end-glue-point="3" svg:d="M1747 1699l3029 9" svg:viewBox="0 0 3030 10">
          <text:p/>
        </draw:connector>
        <draw:connector draw:style-name="gr2" draw:text-style-name="P3" draw:layer="layout" draw:type="line" svg:x1="6.681cm" svg:y1="1.708cm" svg:x2="13.776cm" svg:y2="1.708cm" draw:start-shape="id1" draw:start-glue-point="1" draw:end-shape="id2" draw:end-glue-point="3" svg:d="M6681 1708h7095" svg:viewBox="0 0 7096 1">
          <text:p/>
        </draw:connector>
        <draw:frame draw:style-name="gr3" draw:text-style-name="P4" draw:layer="layout" svg:width="1.295cm" svg:height="1.346cm" svg:x="0.652cm" svg:y="1.038cm">
          <draw:text-box>
            <text:p text:style-name="P1"><text:span text:style-name="T1">x</text:span></text:p>
          </draw:text-box>
        </draw:frame>
        <draw:frame draw:style-name="gr4" draw:text-style-name="P4" xml:id="id5" draw:id="id5" draw:layer="layout" svg:width="2.091cm" svg:height="1.751cm" svg:x="3.953cm" svg:y="2.938cm">
          <draw:text-box>
            <text:p text:style-name="P1"><text:span text:style-name="T1">y</text:span><text:span text:style-name="T2">prior</text:span></text:p>
          </draw:text-box>
        </draw:frame>
        <draw:custom-shape draw:style-name="gr1" draw:text-style-name="P2" xml:id="id3" draw:id="id3" draw:layer="layout" svg:width="1.905cm" svg:height="1.897cm" svg:x="8.576cm" svg:y="2.66cm">
          <text:p text:style-name="P1"><text:span text:style-name="T1">b</text:span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547cm" svg:y1="3.599cm" svg:x2="8.576cm" svg:y2="3.608cm" draw:end-shape="id3" draw:end-glue-point="3" svg:d="M5547 3599l3029 9" svg:viewBox="0 0 3030 10">
          <text:p/>
        </draw:connector>
        <draw:frame draw:style-name="gr5" draw:text-style-name="P4" xml:id="id4" draw:id="id4" draw:layer="layout" svg:width="1.295cm" svg:height="1.339cm" svg:x="17.948cm" svg:y="1.056cm">
          <draw:text-box>
            <text:p text:style-name="P1"><text:span text:style-name="T1">y</text:span></text:p>
          </draw:text-box>
        </draw:frame>
        <draw:connector draw:style-name="gr6" draw:text-style-name="P3" draw:layer="layout" draw:line-skew="1.289cm" svg:x1="18.595cm" svg:y1="2.395cm" svg:x2="4.998cm" svg:y2="4.689cm" draw:start-shape="id4" draw:start-glue-point="2" draw:end-shape="id5" draw:end-glue-point="2" svg:d="M18595 2395v4083h-13597v-1789" svg:viewBox="0 0 13598 4084">
          <text:p/>
        </draw:connector>
        <draw:custom-shape draw:style-name="gr1" draw:text-style-name="P6" xml:id="id2" draw:id="id2" draw:layer="layout" svg:width="1.905cm" svg:height="1.897cm" svg:x="13.776cm" svg:y="0.76cm">
          <text:p text:style-name="P5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0.481cm" svg:y1="3.608cm" svg:x2="14.728cm" svg:y2="2.657cm" draw:start-shape="id3" draw:start-glue-point="1" draw:end-shape="id2" draw:end-glue-point="2" svg:d="M10481 3608h4247v-951" svg:viewBox="0 0 4248 952">
          <text:p/>
        </draw:connector>
        <draw:connector draw:style-name="gr2" draw:text-style-name="P3" draw:layer="layout" draw:type="line" svg:x1="15.681cm" svg:y1="1.708cm" svg:x2="17.948cm" svg:y2="1.725cm" draw:start-shape="id2" draw:start-glue-point="1" draw:end-shape="id4" draw:end-glue-point="3" svg:d="M15681 1708l2267 17" svg:viewBox="0 0 2268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5:11:07.613865261</meta:creation-date>
    <dc:date>2019-01-21T15:59:26.100714250</dc:date>
    <meta:editing-duration>PT7M38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